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65100" draw:fill-color="#fb8c00" draw:textarea-horizontal-align="justify" draw:textarea-vertical-align="middle" draw:auto-grow-height="false" fo:min-height="0.596cm" fo:min-width="3.098cm"/>
      <style:paragraph-properties style:writing-mode="lr-tb"/>
    </style:style>
    <style:style style:name="gr2" style:family="graphic" style:parent-style-name="standard">
      <style:graphic-properties draw:fill-color="#90caf9" draw:textarea-horizontal-align="justify" draw:textarea-vertical-align="middle" draw:auto-grow-height="false" fo:min-height="0.596cm" fo:min-width="5.85cm"/>
      <style:paragraph-properties style:writing-mode="lr-tb"/>
    </style:style>
    <style:style style:name="gr3" style:family="graphic" style:parent-style-name="standard">
      <style:graphic-properties svg:stroke-color="#8d6e63" draw:fill-color="#fff59d" draw:textarea-horizontal-align="justify" draw:textarea-vertical-align="middle" draw:auto-grow-height="false" fo:min-height="0.596cm" fo:min-width="3.098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fill-color="#90caf9" draw:textarea-horizontal-align="justify" draw:textarea-vertical-align="middle" draw:auto-grow-height="false" fo:min-height="0.596cm" fo:min-width="3.098cm"/>
      <style:paragraph-properties style:writing-mode="lr-tb"/>
    </style:style>
    <style:style style:name="gr7" style:family="graphic" style:parent-style-name="standard">
      <style:graphic-properties svg:stroke-color="#1b5e20" draw:fill-color="#a5d6a7" draw:textarea-horizontal-align="justify" draw:textarea-vertical-align="middle" draw:auto-grow-height="false" fo:min-height="0.596cm" fo:min-width="4.368cm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standard">
      <style:graphic-properties draw:fill-color="#90caf9" draw:textarea-horizontal-align="justify" draw:textarea-vertical-align="middle" draw:auto-grow-height="false" fo:min-height="0.596cm" fo:min-width="4.58cm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97cm"/>
      <style:paragraph-properties style:writing-mode="lr-tb"/>
    </style:style>
    <style:style style:name="gr13" style:family="graphic" style:parent-style-name="standard">
      <style:graphic-properties draw:fill-color="#90caf9" draw:textarea-horizontal-align="justify" draw:textarea-vertical-align="middle" draw:auto-grow-height="false" fo:min-height="0.597cm" fo:min-width="0.347cm"/>
    </style:style>
    <style:style style:name="gr14" style:family="graphic" style:parent-style-name="standard">
      <style:graphic-properties svg:stroke-color="#e65100" draw:fill-color="#fb8c00" draw:textarea-horizontal-align="justify" draw:textarea-vertical-align="middle" draw:auto-grow-height="false" fo:min-height="0.597cm" fo:min-width="0.347cm"/>
    </style:style>
    <style:style style:name="gr15" style:family="graphic" style:parent-style-name="standard">
      <style:graphic-properties svg:stroke-color="#1b5e20" draw:fill-color="#a5d6a7" draw:textarea-horizontal-align="justify" draw:textarea-vertical-align="middle" draw:auto-grow-height="false" fo:min-height="0.597cm" fo:min-width="0.347cm"/>
    </style:style>
    <style:style style:name="gr16" style:family="graphic" style:parent-style-name="standard">
      <style:graphic-properties svg:stroke-color="#8d6e63" draw:fill-color="#fff59d" draw:textarea-horizontal-align="justify" draw:textarea-vertical-align="middle" draw:auto-grow-height="false" fo:min-height="0.597cm" fo:min-width="0.347cm"/>
    </style:style>
    <style:style style:name="gr17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8" style:family="graphic" style:parent-style-name="standard">
      <style:graphic-properties svg:stroke-color="#7b1fa2" draw:fill-color="#d1c4e9" draw:textarea-horizontal-align="justify" draw:textarea-vertical-align="middle" draw:auto-grow-height="false" fo:min-height="0.597cm" fo:min-width="0.347cm"/>
    </style:style>
    <style:style style:name="gr19" style:family="graphic" style:parent-style-name="standard">
      <style:graphic-properties svg:stroke-color="#7b1fa2" draw:fill-color="#d1c4e9" draw:textarea-horizontal-align="justify" draw:textarea-vertical-align="middle" draw:auto-grow-height="false" fo:min-height="0.596cm" fo:min-width="3.098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-color="#fb8c00"/>
      <style:paragraph-properties fo:text-align="center"/>
      <style:text-properties fo:font-size="14pt" fo:font-style="italic" style:font-style-asian="italic" style:font-style-complex="italic"/>
    </style:style>
    <style:style style:name="P3" style:family="paragraph">
      <style:paragraph-properties fo:text-align="center"/>
      <style:text-properties fo:font-size="14pt" fo:font-style="normal" style:font-style-asian="normal" style:font-style-complex="normal"/>
    </style:style>
    <style:style style:name="P4" style:family="paragraph">
      <loext:graphic-properties draw:fill-color="#90caf9"/>
      <style:paragraph-properties fo:text-align="center"/>
      <style:text-properties fo:font-size="14pt" fo:font-style="normal" style:font-style-asian="normal" style:font-style-complex="normal"/>
    </style:style>
    <style:style style:name="P5" style:family="paragraph">
      <style:paragraph-properties fo:text-align="center"/>
      <style:text-properties fo:font-size="14pt" fo:font-style="italic" style:font-style-asian="italic" style:font-style-complex="italic"/>
    </style:style>
    <style:style style:name="P6" style:family="paragraph">
      <loext:graphic-properties draw:fill-color="#fff59d"/>
      <style:paragraph-properties fo:text-align="center"/>
      <style:text-properties fo:font-size="14pt" fo:font-style="normal" style:font-style-asian="normal" style:font-style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a5d6a7"/>
      <style:paragraph-properties fo:text-align="center"/>
      <style:text-properties fo:font-size="14pt" fo:font-style="italic" style:font-style-asian="italic" style:font-style-complex="italic"/>
    </style:style>
    <style:style style:name="P9" style:family="paragraph">
      <style:text-properties fo:font-size="12pt" fo:font-style="italic"/>
    </style:style>
    <style:style style:name="P10" style:family="paragraph">
      <loext:graphic-properties draw:fill="none" draw:fill-color="#ffffff"/>
      <style:text-properties fo:font-size="12pt" fo:font-style="italic"/>
    </style:style>
    <style:style style:name="P11" style:family="paragraph">
      <style:text-properties fo:font-size="12pt" fo:font-style="normal" style:font-style-asian="normal" style:font-style-complex="normal"/>
    </style:style>
    <style:style style:name="P12" style:family="paragraph">
      <loext:graphic-properties draw:fill="none" draw:fill-color="#ffffff"/>
      <style:text-properties fo:font-size="12pt" fo:font-style="normal" style:font-style-asian="normal" style:font-style-complex="normal"/>
    </style:style>
    <style:style style:name="P13" style:family="paragraph">
      <loext:graphic-properties draw:fill-color="#90caf9"/>
      <style:paragraph-properties fo:text-align="center"/>
    </style:style>
    <style:style style:name="P14" style:family="paragraph">
      <loext:graphic-properties draw:fill-color="#fb8c00"/>
      <style:paragraph-properties fo:text-align="center"/>
    </style:style>
    <style:style style:name="P15" style:family="paragraph">
      <loext:graphic-properties draw:fill-color="#a5d6a7"/>
      <style:paragraph-properties fo:text-align="center"/>
    </style:style>
    <style:style style:name="P16" style:family="paragraph">
      <loext:graphic-properties draw:fill-color="#fff59d"/>
      <style:paragraph-properties fo:text-align="center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d1c4e9"/>
      <style:paragraph-properties fo:text-align="center"/>
    </style:style>
    <style:style style:name="P20" style:family="paragraph">
      <loext:graphic-properties draw:fill-color="#d1c4e9"/>
      <style:paragraph-properties fo:text-align="center"/>
      <style:text-properties fo:font-size="14pt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98cm" svg:height="0.846cm" svg:x="6.503cm" svg:y="11.16cm">
          <text:p text:style-name="P1"><text:span text:style-name="T1">Invest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6.35cm" svg:height="0.846cm" svg:x="1.634cm" svg:y="13.911cm">
          <text:p text:style-name="P3"><text:span text:style-name="T2">NonFractionalInvest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6.35cm" svg:height="0.846cm" svg:x="8.408cm" svg:y="13.912cm">
          <text:p text:style-name="P3"><text:span text:style-name="T2">FractionalInvest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598cm" svg:height="0.846cm" svg:x="5.233cm" svg:y="17.51cm">
          <text:p text:style-name="P5"><text:span text:style-name="T1">Asse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598cm" svg:height="0.846cm" svg:x="10.313cm" svg:y="17.51cm">
          <text:p text:style-name="P3"><text:span text:style-name="T2">AssetType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4.809cm" svg:y1="13.911cm" svg:x2="8.302cm" svg:y2="12.006cm" draw:start-shape="id1" draw:start-glue-point="0" draw:end-shape="id2" draw:end-glue-point="2" svg:d="M4809 13911l3493-1905" svg:viewBox="0 0 3494 1906">
          <text:p/>
        </draw:connector>
        <draw:connector draw:style-name="gr5" draw:text-style-name="P7" draw:layer="layout" draw:type="line" svg:x1="11.583cm" svg:y1="13.912cm" svg:x2="8.302cm" svg:y2="12.006cm" draw:start-shape="id3" draw:start-glue-point="0" draw:end-shape="id2" draw:end-glue-point="2" svg:d="M11583 13912l-3281-1906" svg:viewBox="0 0 3282 1907">
          <text:p/>
        </draw:connector>
        <draw:custom-shape draw:style-name="gr6" draw:text-style-name="P4" draw:layer="layout" svg:width="3.598cm" svg:height="0.846cm" svg:x="6.503cm" svg:y="6.504cm">
          <text:p text:style-name="P3"><text:span text:style-name="T2">Portfolio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4.868cm" svg:height="0.846cm" svg:x="14.229cm" svg:y="9.043cm">
          <text:p text:style-name="P5"><text:span text:style-name="T1">AssetPriceInde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6.35cm" svg:height="0.846cm" svg:x="13.488cm" svg:y="10.737cm">
          <text:p text:style-name="P3"><text:span text:style-name="T2">HashAssetPriceIndex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6.663cm" svg:y1="10.737cm" svg:x2="16.663cm" svg:y2="9.889cm" draw:start-shape="id4" draw:start-glue-point="0" draw:end-shape="id5" draw:end-glue-point="2" svg:d="M16663 10737v-848" svg:viewBox="0 0 1 849">
          <text:p/>
        </draw:connector>
        <draw:custom-shape draw:style-name="gr3" draw:text-style-name="P6" draw:layer="layout" svg:width="3.598cm" svg:height="0.846cm" svg:x="14.97cm" svg:y="21.109cm">
          <text:p text:style-name="P3"><text:span text:style-name="T2">DividendTyp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6" draw:id="id6" draw:layer="layout" svg:width="5.08cm" svg:height="0.846cm" svg:x="1.846cm" svg:y="20.262cm">
          <text:p text:style-name="P3"><text:span text:style-name="T2">NonFractionalAsse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8" draw:id="id8" draw:layer="layout" svg:width="5.08cm" svg:height="0.846cm" svg:x="7.35cm" svg:y="20.261cm">
          <text:p text:style-name="P3"><text:span text:style-name="T2">FractionalAsset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386cm" svg:y1="20.262cm" svg:x2="7.032cm" svg:y2="18.356cm" draw:start-shape="id6" draw:start-glue-point="0" draw:end-shape="id7" draw:end-glue-point="2" svg:d="M4386 20262l2646-1906" svg:viewBox="0 0 2647 1907">
          <text:p/>
        </draw:connector>
        <draw:connector draw:style-name="gr11" draw:text-style-name="P7" draw:layer="layout" draw:type="line" svg:x1="9.89cm" svg:y1="20.261cm" svg:x2="7.032cm" svg:y2="18.356cm" draw:start-shape="id8" draw:start-glue-point="0" draw:end-shape="id7" draw:end-glue-point="2" svg:d="M9890 20261l-2858-1905" svg:viewBox="0 0 2859 1906">
          <text:p/>
        </draw:connector>
        <draw:frame draw:style-name="gr12" draw:text-style-name="P10" draw:layer="layout" svg:width="4.233cm" svg:height="0.847cm" svg:x="9.678cm" svg:y="19.414cm">
          <draw:text-box>
            <text:p text:style-name="P9">Tagging Classes</text:p>
          </draw:text-box>
        </draw:frame>
        <draw:frame draw:style-name="gr12" draw:text-style-name="P12" draw:layer="layout" svg:width="4.233cm" svg:height="0.847cm" svg:x="2.27cm" svg:y="1.423cm">
          <draw:text-box>
            <text:p text:style-name="P11"><text:span text:style-name="T2">Concrete Class</text:span></text:p>
          </draw:text-box>
        </draw:frame>
        <draw:custom-shape draw:style-name="gr13" draw:text-style-name="P13" draw:layer="layout" svg:width="0.847cm" svg:height="0.847cm" svg:x="1.211cm" svg:y="1.423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4.233cm" svg:height="0.847cm" svg:x="2.27cm" svg:y="2.481cm">
          <draw:text-box>
            <text:p text:style-name="P9">Abstract Class</text:p>
          </draw:text-box>
        </draw:frame>
        <draw:custom-shape draw:style-name="gr14" draw:text-style-name="P14" draw:layer="layout" svg:width="0.847cm" svg:height="0.847cm" svg:x="1.211cm" svg:y="2.481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4.233cm" svg:height="0.847cm" svg:x="2.27cm" svg:y="3.54cm">
          <draw:text-box>
            <text:p text:style-name="P9">Interface</text:p>
          </draw:text-box>
        </draw:frame>
        <draw:custom-shape draw:style-name="gr15" draw:text-style-name="P15" draw:layer="layout" svg:width="0.847cm" svg:height="0.847cm" svg:x="1.211cm" svg:y="3.54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4.233cm" svg:height="0.847cm" svg:x="2.27cm" svg:y="4.598cm">
          <draw:text-box>
            <text:p text:style-name="P11"><text:span text:style-name="T2">Enum</text:span></text:p>
          </draw:text-box>
        </draw:frame>
        <draw:custom-shape draw:style-name="gr16" draw:text-style-name="P16" draw:layer="layout" svg:width="0.847cm" svg:height="0.847cm" svg:x="1.211cm" svg:y="4.598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8.89cm" svg:height="1.905cm" svg:x="11.371cm" svg:y="1.423cm">
          <draw:text-box>
            <text:p text:style-name="P17"><text:span text:style-name="T3">Stonks Application:</text:span><text:span text:style-name="T3"><text:line-break/></text:span><text:span text:style-name="T3">Object Hierarchy Guide</text:span></text:p>
          </draw:text-box>
        </draw:frame>
        <draw:custom-shape draw:style-name="gr18" draw:text-style-name="P19" draw:layer="layout" svg:width="0.847cm" svg:height="0.847cm" svg:x="1.21cm" svg:y="5.656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4.233cm" svg:height="0.847cm" svg:x="2.269cm" svg:y="5.656cm">
          <draw:text-box>
            <text:p text:style-name="P11"><text:span text:style-name="T2">Record</text:span></text:p>
          </draw:text-box>
        </draw:frame>
        <draw:custom-shape draw:style-name="gr19" draw:text-style-name="P20" draw:layer="layout" svg:width="3.598cm" svg:height="0.846cm" svg:x="14.97cm" svg:y="20.05cm">
          <text:p text:style-name="P3"><text:span text:style-name="T2">Divide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2T10:54:02.220730295</meta:creation-date>
    <dc:date>2023-12-02T13:49:51.178053001</dc:date>
    <meta:editing-duration>PT1H4M37S</meta:editing-duration>
    <meta:editing-cycles>2</meta:editing-cycles>
    <meta:generator>LibreOffice/7.3.7.2$Linux_X86_64 LibreOffice_project/30$Build-2</meta:generator>
    <meta:document-statistic meta:object-count="29"/>
  </office:meta>
</office:document-meta>
</file>